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6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4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7T11:17:13</dc:date>
    <dc:creator>sge </dc:creator>
    <meta:editing-duration>PT4H42M19S</meta:editing-duration>
    <meta:editing-cycles>14</meta:editing-cycles>
    <meta:generator>LibreOffice/3.5$Linux_X86_64 LibreOffice_project/350m1$Build-2</meta:generator>
    <meta:document-statistic meta:table-count="1" meta:image-count="0" meta:object-count="0" meta:page-count="1" meta:paragraph-count="12" meta:word-count="15" meta:character-count="187" meta:non-whitespace-character-count="184"/>
  </office:meta>
</office:document-meta>
</file>